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VP" style:family="table">
      <style:table-properties style:width="17.013cm" fo:margin-left="0cm" table:align="left"/>
    </style:style>
    <style:style style:name="MVP.A" style:family="table-column">
      <style:table-column-properties style:column-width="1.746cm"/>
    </style:style>
    <style:style style:name="MVP.B" style:family="table-column">
      <style:table-column-properties style:column-width="2.99cm"/>
    </style:style>
    <style:style style:name="MVP.C" style:family="table-column">
      <style:table-column-properties style:column-width="2.762cm"/>
    </style:style>
    <style:style style:name="MVP.D" style:family="table-column">
      <style:table-column-properties style:column-width="9.514cm"/>
    </style:style>
    <style:style style:name="MVP.A1" style:family="table-cell">
      <style:table-cell-properties fo:padding="0.097cm" fo:border-left="0.05pt solid #000000" fo:border-right="none" fo:border-top="0.05pt solid #000000" fo:border-bottom="0.05pt solid #000000"/>
    </style:style>
    <style:style style:name="MVP.D1" style:family="table-cell">
      <style:table-cell-properties fo:padding="0.097cm" fo:border="0.05pt solid #000000"/>
    </style:style>
    <style:style style:name="MVP.A2" style:family="table-cell">
      <style:table-cell-properties fo:padding="0.097cm" fo:border-left="0.05pt solid #000000" fo:border-right="none" fo:border-top="none" fo:border-bottom="0.05pt solid #000000"/>
    </style:style>
    <style:style style:name="MVP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a22f" officeooo:paragraph-rsid="0012a22f"/>
    </style:style>
    <style:style style:name="P2" style:family="paragraph" style:parent-style-name="Standard">
      <style:text-properties officeooo:rsid="00134587" officeooo:paragraph-rsid="00134587"/>
    </style:style>
    <style:style style:name="P3" style:family="paragraph" style:parent-style-name="Standard">
      <style:paragraph-properties fo:text-align="justify" style:justify-single-word="false"/>
      <style:text-properties officeooo:rsid="00134587" officeooo:paragraph-rsid="00134587"/>
    </style:style>
    <style:style style:name="P4" style:family="paragraph" style:parent-style-name="Table_20_Heading">
      <style:text-properties officeooo:rsid="00134587" officeooo:paragraph-rsid="00134587"/>
    </style:style>
    <style:style style:name="P5" style:family="paragraph" style:parent-style-name="Table_20_Heading">
      <style:text-properties officeooo:rsid="0013e355" officeooo:paragraph-rsid="0013e355"/>
    </style:style>
    <style:style style:name="P6" style:family="paragraph" style:parent-style-name="Table_20_Contents">
      <style:paragraph-properties fo:text-align="justify" style:justify-single-word="false"/>
      <style:text-properties officeooo:rsid="00134587" officeooo:paragraph-rsid="00134587"/>
    </style:style>
    <style:style style:name="P7" style:family="paragraph" style:parent-style-name="Table_20_Contents">
      <style:paragraph-properties fo:text-align="justify" style:justify-single-word="false"/>
      <style:text-properties officeooo:rsid="0013e355" officeooo:paragraph-rsid="0013e355"/>
    </style:style>
    <style:style style:name="P8" style:family="paragraph" style:parent-style-name="Standard" style:list-style-name="L1">
      <style:text-properties officeooo:rsid="00134587" officeooo:paragraph-rsid="00134587"/>
    </style:style>
    <style:style style:name="P9" style:family="paragraph" style:parent-style-name="Standard" style:list-style-name="L2">
      <style:text-properties officeooo:rsid="00134587" officeooo:paragraph-rsid="00134587"/>
    </style:style>
    <style:style style:name="P10" style:family="paragraph" style:parent-style-name="Table_20_Contents" style:list-style-name="L3">
      <style:paragraph-properties fo:text-align="justify" style:justify-single-word="false"/>
      <style:text-properties officeooo:rsid="00134587" officeooo:paragraph-rsid="00134587"/>
    </style:style>
    <style:style style:name="P11" style:family="paragraph" style:parent-style-name="Table_20_Contents" style:list-style-name="L3">
      <style:paragraph-properties fo:text-align="justify" style:justify-single-word="false"/>
      <style:text-properties officeooo:rsid="0013e355" officeooo:paragraph-rsid="0013e355"/>
    </style:style>
    <style:style style:name="P12" style:family="paragraph" style:parent-style-name="Table_20_Contents">
      <style:paragraph-properties fo:text-align="justify" style:justify-single-word="false"/>
      <style:text-properties officeooo:rsid="00155e48" officeooo:paragraph-rsid="00155e48"/>
    </style:style>
    <style:style style:name="P13" style:family="paragraph" style:parent-style-name="Table_20_Contents" style:list-style-name="L3">
      <style:paragraph-properties fo:text-align="justify" style:justify-single-word="false"/>
      <style:text-properties officeooo:rsid="00155e48" officeooo:paragraph-rsid="00155e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P – Odonto</text:p>
      <text:p text:style-name="P1"/>
      <text:p text:style-name="P2">A ideia de termos um produto mínimo me traz em mente que ele tem que ser:</text:p>
      <text:list xml:id="list7569922931856535992" text:style-name="L1">
        <text:list-item>
          <text:p text:style-name="P8">Revolucionário;</text:p>
        </text:list-item>
        <text:list-item>
          <text:p text:style-name="P8">Simples de usar;</text:p>
        </text:list-item>
        <text:list-item>
          <text:p text:style-name="P8">Simples de instalar;</text:p>
        </text:list-item>
        <text:list-item>
          <text:p text:style-name="P8">Trazer ganho e facilidade para o dia a dia;</text:p>
        </text:list-item>
        <text:list-item>
          <text:p text:style-name="P8">Criar dependência;</text:p>
        </text:list-item>
        <text:list-item>
          <text:p text:style-name="P8">Ser bonito, chamativo.</text:p>
        </text:list-item>
      </text:list>
      <text:p text:style-name="P2"/>
      <text:p text:style-name="P2">Vejo que temos 3 atores no projeto inteiro:</text:p>
      <text:list xml:id="list3354935208025050618" text:style-name="L2">
        <text:list-item>
          <text:p text:style-name="P9">O dentista;</text:p>
        </text:list-item>
        <text:list-item>
          <text:p text:style-name="P9">O fornecedor de insumos;</text:p>
        </text:list-item>
        <text:list-item>
          <text:p text:style-name="P9">O cliente do dentista.</text:p>
        </text:list-item>
      </text:list>
      <text:p text:style-name="P2"/>
      <text:p text:style-name="P3">Dos três, o dentista é o principal e o ponto focal do produto e do MVP. Baseado nas suas pesquisas e em conversar com o Homero, pensei nessas possibilidades para o MVP:</text:p>
      <text:p text:style-name="P3"/>
      <table:table table:name="MVP" table:style-name="MVP">
        <table:table-column table:style-name="MVP.A"/>
        <table:table-column table:style-name="MVP.B"/>
        <table:table-column table:style-name="MVP.C"/>
        <table:table-column table:style-name="MVP.D"/>
        <table:table-header-rows>
          <table:table-row>
            <table:table-cell table:style-name="MVP.A1" office:value-type="string">
              <text:p text:style-name="P4">Versão</text:p>
            </table:table-cell>
            <table:table-cell table:style-name="MVP.A1" office:value-type="string">
              <text:p text:style-name="P5">Beneficiado</text:p>
            </table:table-cell>
            <table:table-cell table:style-name="MVP.A1" office:value-type="string">
              <text:p text:style-name="P4">Plataforma</text:p>
            </table:table-cell>
            <table:table-cell table:style-name="MVP.D1" office:value-type="string">
              <text:p text:style-name="P4">O que compõe</text:p>
            </table:table-cell>
          </table:table-row>
        </table:table-header-rows>
        <table:table-row>
          <table:table-cell table:style-name="MVP.A2" office:value-type="string">
            <text:p text:style-name="P6">1</text:p>
          </table:table-cell>
          <table:table-cell table:style-name="MVP.A2" office:value-type="string">
            <text:p text:style-name="P7">Dentista</text:p>
          </table:table-cell>
          <table:table-cell table:style-name="MVP.A2" office:value-type="string">
            <text:p text:style-name="P6">Mobile</text:p>
          </table:table-cell>
          <table:table-cell table:style-name="MVP.D2" office:value-type="string">
            <text:list xml:id="list7248265650928502676" text:style-name="L3">
              <text:list-item>
                <text:p text:style-name="P10">Agenda do Dentista com alarme</text:p>
              </text:list-item>
              <text:list-item>
                <text:p text:style-name="P10">Lista de tarefas, lembretes e obrigações</text:p>
              </text:list-item>
            </text:list>
          </table:table-cell>
        </table:table-row>
        <table:table-row>
          <table:table-cell table:style-name="MVP.A2" office:value-type="string">
            <text:p text:style-name="P7">1</text:p>
          </table:table-cell>
          <table:table-cell table:style-name="MVP.A2" office:value-type="string">
            <text:p text:style-name="P7">Dentista</text:p>
          </table:table-cell>
          <table:table-cell table:style-name="MVP.A2" office:value-type="string">
            <text:p text:style-name="P7">WEB</text:p>
          </table:table-cell>
          <table:table-cell table:style-name="MVP.D2" office:value-type="string">
            <text:list xml:id="list84202411168528" text:continue-numbering="true" text:style-name="L3">
              <text:list-item>
                <text:p text:style-name="P11">Ambiente onde a secretária/dentista poderá incluir dados na agenda e em sua lista de tarefas</text:p>
              </text:list-item>
            </text:list>
          </table:table-cell>
        </table:table-row>
        <table:table-row>
          <table:table-cell table:style-name="MVP.A2" office:value-type="string">
            <text:p text:style-name="P7">2</text:p>
          </table:table-cell>
          <table:table-cell table:style-name="MVP.A2" office:value-type="string">
            <text:p text:style-name="P7">Cliente</text:p>
          </table:table-cell>
          <table:table-cell table:style-name="MVP.A2" office:value-type="string">
            <text:p text:style-name="P7">Mobile</text:p>
          </table:table-cell>
          <table:table-cell table:style-name="MVP.D2" office:value-type="string">
            <text:list xml:id="list84202411164903" text:continue-numbering="true" text:style-name="L3">
              <text:list-item>
                <text:p text:style-name="P11">Acesso (integração) da sua agenda com a agenda do dentista</text:p>
              </text:list-item>
            </text:list>
          </table:table-cell>
        </table:table-row>
        <table:table-row>
          <table:table-cell table:style-name="MVP.A2" office:value-type="string">
            <text:p text:style-name="P12">2</text:p>
          </table:table-cell>
          <table:table-cell table:style-name="MVP.A2" office:value-type="string">
            <text:p text:style-name="P12">Dentista</text:p>
          </table:table-cell>
          <table:table-cell table:style-name="MVP.A2" office:value-type="string">
            <text:p text:style-name="P12">Mobile</text:p>
          </table:table-cell>
          <table:table-cell table:style-name="MVP.D2" office:value-type="string">
            <text:list xml:id="list84202421174473" text:continue-numbering="true" text:style-name="L3">
              <text:list-item>
                <text:p text:style-name="P13">Chat entre o dentista e a secretária </text:p>
              </text:list-item>
            </text:list>
          </table:table-cell>
        </table:table-row>
        <table:table-row>
          <table:table-cell table:style-name="MVP.A2" office:value-type="string">
            <text:p text:style-name="P12">2</text:p>
          </table:table-cell>
          <table:table-cell table:style-name="MVP.A2" office:value-type="string">
            <text:p text:style-name="P12">Dentista</text:p>
          </table:table-cell>
          <table:table-cell table:style-name="MVP.A2" office:value-type="string">
            <text:p text:style-name="P12">WEB</text:p>
          </table:table-cell>
          <table:table-cell table:style-name="MVP.D2" office:value-type="string">
            <text:list xml:id="list84202421180576" text:continue-numbering="true" text:style-name="L3">
              <text:list-item>
                <text:p text:style-name="P13">A outra ponta do chat, onde a secretária pode mandar mensagens para o dentista</text:p>
              </text:list-item>
            </text:list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01:43.855000000</meta:creation-date>
    <dc:date>2015-02-06T08:42:02.351000000</dc:date>
    <meta:editing-duration>PT18M48S</meta:editing-duration>
    <meta:editing-cycles>3</meta:editing-cycles>
    <meta:generator>LibreOffice/4.2.8.2$Windows_x86 LibreOffice_project/48d50dbfc06349262c9d50868e5c1f630a573ebd</meta:generator>
    <meta:document-statistic meta:table-count="1" meta:image-count="0" meta:object-count="0" meta:page-count="1" meta:paragraph-count="38" meta:word-count="182" meta:character-count="943" meta:non-whitespace-character-count="812"/>
  </office:meta>
</office:document-meta>
</file>